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41.96mm" svg:height="145.29mm" svg:x="2633.64mm" svg:y="37.45mm">
            <loext:p draw:notify-on-update-of-ranges="merge_obj.A3:merge_obj.E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3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13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3"/>
        </table:table-row>
        <table:table-row table:style-name="ro1">
          <table:table-cell office:value-type="float" office:value="836403000" calcext:value-type="float">
            <text:p>836403000</text:p>
          </table:table-cell>
          <table:table-cell office:value-type="float" office:value="836181000" calcext:value-type="float">
            <text:p>836181000</text:p>
          </table:table-cell>
          <table:table-cell office:value-type="float" office:value="836055000" calcext:value-type="float">
            <text:p>836055000</text:p>
          </table:table-cell>
          <table:table-cell office:value-type="float" office:value="835650000" calcext:value-type="float">
            <text:p>835650000</text:p>
          </table:table-cell>
          <table:table-cell office:value-type="float" office:value="836019000" calcext:value-type="float">
            <text:p>836019000</text:p>
          </table:table-cell>
          <table:table-cell office:value-type="float" office:value="836556000" calcext:value-type="float">
            <text:p>836556000</text:p>
          </table:table-cell>
          <table:table-cell office:value-type="float" office:value="836481000" calcext:value-type="float">
            <text:p>836481000</text:p>
          </table:table-cell>
          <table:table-cell office:value-type="float" office:value="837027000" calcext:value-type="float">
            <text:p>837027000</text:p>
          </table:table-cell>
          <table:table-cell office:value-type="float" office:value="836368000" calcext:value-type="float">
            <text:p>836368000</text:p>
          </table:table-cell>
          <table:table-cell office:value-type="float" office:value="836132000" calcext:value-type="float">
            <text:p>836132000</text:p>
          </table:table-cell>
          <table:table-cell office:value-type="float" office:value="835762000" calcext:value-type="float">
            <text:p>835762000</text:p>
          </table:table-cell>
          <table:table-cell office:value-type="float" office:value="836059000" calcext:value-type="float">
            <text:p>836059000</text:p>
          </table:table-cell>
          <table:table-cell office:value-type="float" office:value="835984000" calcext:value-type="float">
            <text:p>835984000</text:p>
          </table:table-cell>
          <table:table-cell office:value-type="float" office:value="835815000" calcext:value-type="float">
            <text:p>835815000</text:p>
          </table:table-cell>
          <table:table-cell office:value-type="float" office:value="836266000" calcext:value-type="float">
            <text:p>836266000</text:p>
          </table:table-cell>
          <table:table-cell office:value-type="float" office:value="836390000" calcext:value-type="float">
            <text:p>836390000</text:p>
          </table:table-cell>
          <table:table-cell office:value-type="float" office:value="836091000" calcext:value-type="float">
            <text:p>836091000</text:p>
          </table:table-cell>
          <table:table-cell office:value-type="float" office:value="836310000" calcext:value-type="float">
            <text:p>836310000</text:p>
          </table:table-cell>
          <table:table-cell office:value-type="float" office:value="836627000" calcext:value-type="float">
            <text:p>836627000</text:p>
          </table:table-cell>
          <table:table-cell office:value-type="float" office:value="835823000" calcext:value-type="float">
            <text:p>835823000</text:p>
          </table:table-cell>
          <table:table-cell table:number-columns-repeated="30" office:value-type="float" office:value="843853000" calcext:value-type="float">
            <text:p>843853000</text:p>
          </table:table-cell>
          <table:table-cell office:value-type="float" office:value="844220000" calcext:value-type="float">
            <text:p>844220000</text:p>
          </table:table-cell>
          <table:table-cell office:value-type="float" office:value="844158000" calcext:value-type="float">
            <text:p>844158000</text:p>
          </table:table-cell>
          <table:table-cell office:value-type="float" office:value="844141000" calcext:value-type="float">
            <text:p>844141000</text:p>
          </table:table-cell>
          <table:table-cell office:value-type="float" office:value="844202000" calcext:value-type="float">
            <text:p>844202000</text:p>
          </table:table-cell>
          <table:table-cell office:value-type="float" office:value="844164000" calcext:value-type="float">
            <text:p>844164000</text:p>
          </table:table-cell>
          <table:table-cell office:value-type="float" office:value="844265000" calcext:value-type="float">
            <text:p>844265000</text:p>
          </table:table-cell>
          <table:table-cell office:value-type="float" office:value="844309000" calcext:value-type="float">
            <text:p>844309000</text:p>
          </table:table-cell>
          <table:table-cell office:value-type="float" office:value="844193000" calcext:value-type="float">
            <text:p>844193000</text:p>
          </table:table-cell>
          <table:table-cell office:value-type="float" office:value="844137000" calcext:value-type="float">
            <text:p>844137000</text:p>
          </table:table-cell>
          <table:table-cell office:value-type="float" office:value="844147000" calcext:value-type="float">
            <text:p>844147000</text:p>
          </table:table-cell>
          <table:table-cell office:value-type="float" office:value="844269000" calcext:value-type="float">
            <text:p>844269000</text:p>
          </table:table-cell>
          <table:table-cell office:value-type="float" office:value="844246000" calcext:value-type="float">
            <text:p>844246000</text:p>
          </table:table-cell>
          <table:table-cell office:value-type="float" office:value="844193000" calcext:value-type="float">
            <text:p>844193000</text:p>
          </table:table-cell>
          <table:table-cell office:value-type="float" office:value="844214000" calcext:value-type="float">
            <text:p>844214000</text:p>
          </table:table-cell>
          <table:table-cell office:value-type="float" office:value="844172000" calcext:value-type="float">
            <text:p>844172000</text:p>
          </table:table-cell>
          <table:table-cell office:value-type="float" office:value="844167000" calcext:value-type="float">
            <text:p>844167000</text:p>
          </table:table-cell>
          <table:table-cell office:value-type="float" office:value="844247000" calcext:value-type="float">
            <text:p>844247000</text:p>
          </table:table-cell>
          <table:table-cell office:value-type="float" office:value="844183000" calcext:value-type="float">
            <text:p>844183000</text:p>
          </table:table-cell>
          <table:table-cell office:value-type="float" office:value="844210000" calcext:value-type="float">
            <text:p>844210000</text:p>
          </table:table-cell>
          <table:table-cell office:value-type="float" office:value="844159000" calcext:value-type="float">
            <text:p>844159000</text:p>
          </table:table-cell>
          <table:table-cell office:value-type="float" office:value="844200000" calcext:value-type="float">
            <text:p>844200000</text:p>
          </table:table-cell>
          <table:table-cell office:value-type="float" office:value="844144000" calcext:value-type="float">
            <text:p>844144000</text:p>
          </table:table-cell>
          <table:table-cell office:value-type="float" office:value="844177000" calcext:value-type="float">
            <text:p>844177000</text:p>
          </table:table-cell>
          <table:table-cell office:value-type="float" office:value="844223000" calcext:value-type="float">
            <text:p>844223000</text:p>
          </table:table-cell>
          <table:table-cell office:value-type="float" office:value="844305000" calcext:value-type="float">
            <text:p>844305000</text:p>
          </table:table-cell>
          <table:table-cell office:value-type="float" office:value="844223000" calcext:value-type="float">
            <text:p>844223000</text:p>
          </table:table-cell>
          <table:table-cell office:value-type="float" office:value="844212000" calcext:value-type="float">
            <text:p>844212000</text:p>
          </table:table-cell>
          <table:table-cell office:value-type="float" office:value="844196000" calcext:value-type="float">
            <text:p>844196000</text:p>
          </table:table-cell>
          <table:table-cell office:value-type="float" office:value="844166000" calcext:value-type="float">
            <text:p>844166000</text:p>
          </table:table-cell>
          <table:table-cell office:value-type="float" office:value="844239000" calcext:value-type="float">
            <text:p>844239000</text:p>
          </table:table-cell>
          <table:table-cell office:value-type="float" office:value="844165000" calcext:value-type="float">
            <text:p>844165000</text:p>
          </table:table-cell>
          <table:table-cell office:value-type="float" office:value="844176000" calcext:value-type="float">
            <text:p>844176000</text:p>
          </table:table-cell>
          <table:table-cell office:value-type="float" office:value="844203000" calcext:value-type="float">
            <text:p>844203000</text:p>
          </table:table-cell>
          <table:table-cell office:value-type="float" office:value="844188000" calcext:value-type="float">
            <text:p>844188000</text:p>
          </table:table-cell>
          <table:table-cell office:value-type="float" office:value="844302000" calcext:value-type="float">
            <text:p>844302000</text:p>
          </table:table-cell>
          <table:table-cell office:value-type="float" office:value="844143000" calcext:value-type="float">
            <text:p>844143000</text:p>
          </table:table-cell>
          <table:table-cell office:value-type="float" office:value="844189000" calcext:value-type="float">
            <text:p>844189000</text:p>
          </table:table-cell>
          <table:table-cell office:value-type="float" office:value="844225000" calcext:value-type="float">
            <text:p>844225000</text:p>
          </table:table-cell>
          <table:table-cell office:value-type="float" office:value="844274000" calcext:value-type="float">
            <text:p>844274000</text:p>
          </table:table-cell>
          <table:table-cell office:value-type="float" office:value="844164000" calcext:value-type="float">
            <text:p>844164000</text:p>
          </table:table-cell>
          <table:table-cell table:number-columns-repeated="50" office:value-type="float" office:value="845750000" calcext:value-type="float">
            <text:p>8457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22:25:33.882441992</dc:date>
    <meta:editing-duration>PT59S</meta:editing-duration>
    <meta:editing-cycles>1</meta:editing-cycles>
    <meta:document-statistic meta:table-count="1" meta:cell-count="1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4.53cm" xlink:href=".." xlink:type="simple" chart:class="chart:line" chart:style-name="ch1">
        <chart:title svg:x="9.938cm" svg:y="0.426cm" chart:style-name="ch2">
          <text:p>marvin - cone mining</text:p>
        </chart:title>
        <chart:plot-area chart:style-name="ch3" table:cell-range-address="merge_obj.A3:merge_obj.EJ3" svg:x="0.483cm" svg:y="1.495cm" svg:width="23.231cm" svg:height="12.745cm">
          <chartooo:coordinate-region svg:x="2.401cm" svg:y="1.616cm" svg:width="21.313cm" svg:height="11.6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obj.A3:merge_obj.EJ3" chart:class="chart:line">
            <chart:data-point chart:repeated="1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36403000">
                <text:p>836403000</text:p>
                <draw:g>
                  <svg:desc>merge_obj.A3:merge_obj.EJ3</svg:desc>
                </draw:g>
              </table:table-cell>
              <table:table-cell office:value-type="float" office:value="836181000">
                <text:p>836181000</text:p>
              </table:table-cell>
              <table:table-cell office:value-type="float" office:value="836055000">
                <text:p>836055000</text:p>
              </table:table-cell>
              <table:table-cell office:value-type="float" office:value="835650000">
                <text:p>835650000</text:p>
              </table:table-cell>
              <table:table-cell office:value-type="float" office:value="836019000">
                <text:p>836019000</text:p>
              </table:table-cell>
              <table:table-cell office:value-type="float" office:value="836556000">
                <text:p>836556000</text:p>
              </table:table-cell>
              <table:table-cell office:value-type="float" office:value="836481000">
                <text:p>836481000</text:p>
              </table:table-cell>
              <table:table-cell office:value-type="float" office:value="837027000">
                <text:p>837027000</text:p>
              </table:table-cell>
              <table:table-cell office:value-type="float" office:value="836368000">
                <text:p>836368000</text:p>
              </table:table-cell>
              <table:table-cell office:value-type="float" office:value="836132000">
                <text:p>836132000</text:p>
              </table:table-cell>
              <table:table-cell office:value-type="float" office:value="835762000">
                <text:p>835762000</text:p>
              </table:table-cell>
              <table:table-cell office:value-type="float" office:value="836059000">
                <text:p>836059000</text:p>
              </table:table-cell>
              <table:table-cell office:value-type="float" office:value="835984000">
                <text:p>835984000</text:p>
              </table:table-cell>
              <table:table-cell office:value-type="float" office:value="835815000">
                <text:p>835815000</text:p>
              </table:table-cell>
              <table:table-cell office:value-type="float" office:value="836266000">
                <text:p>836266000</text:p>
              </table:table-cell>
              <table:table-cell office:value-type="float" office:value="836390000">
                <text:p>836390000</text:p>
              </table:table-cell>
              <table:table-cell office:value-type="float" office:value="836091000">
                <text:p>836091000</text:p>
              </table:table-cell>
              <table:table-cell office:value-type="float" office:value="836310000">
                <text:p>836310000</text:p>
              </table:table-cell>
              <table:table-cell office:value-type="float" office:value="836627000">
                <text:p>836627000</text:p>
              </table:table-cell>
              <table:table-cell office:value-type="float" office:value="835823000">
                <text:p>83582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3853000">
                <text:p>843853000</text:p>
              </table:table-cell>
              <table:table-cell office:value-type="float" office:value="844220000">
                <text:p>844220000</text:p>
              </table:table-cell>
              <table:table-cell office:value-type="float" office:value="844158000">
                <text:p>844158000</text:p>
              </table:table-cell>
              <table:table-cell office:value-type="float" office:value="844141000">
                <text:p>844141000</text:p>
              </table:table-cell>
              <table:table-cell office:value-type="float" office:value="844202000">
                <text:p>844202000</text:p>
              </table:table-cell>
              <table:table-cell office:value-type="float" office:value="844164000">
                <text:p>844164000</text:p>
              </table:table-cell>
              <table:table-cell office:value-type="float" office:value="844265000">
                <text:p>844265000</text:p>
              </table:table-cell>
              <table:table-cell office:value-type="float" office:value="844309000">
                <text:p>844309000</text:p>
              </table:table-cell>
              <table:table-cell office:value-type="float" office:value="844193000">
                <text:p>844193000</text:p>
              </table:table-cell>
              <table:table-cell office:value-type="float" office:value="844137000">
                <text:p>844137000</text:p>
              </table:table-cell>
              <table:table-cell office:value-type="float" office:value="844147000">
                <text:p>844147000</text:p>
              </table:table-cell>
              <table:table-cell office:value-type="float" office:value="844269000">
                <text:p>844269000</text:p>
              </table:table-cell>
              <table:table-cell office:value-type="float" office:value="844246000">
                <text:p>844246000</text:p>
              </table:table-cell>
              <table:table-cell office:value-type="float" office:value="844193000">
                <text:p>844193000</text:p>
              </table:table-cell>
              <table:table-cell office:value-type="float" office:value="844214000">
                <text:p>844214000</text:p>
              </table:table-cell>
              <table:table-cell office:value-type="float" office:value="844172000">
                <text:p>844172000</text:p>
              </table:table-cell>
              <table:table-cell office:value-type="float" office:value="844167000">
                <text:p>844167000</text:p>
              </table:table-cell>
              <table:table-cell office:value-type="float" office:value="844247000">
                <text:p>844247000</text:p>
              </table:table-cell>
              <table:table-cell office:value-type="float" office:value="844183000">
                <text:p>844183000</text:p>
              </table:table-cell>
              <table:table-cell office:value-type="float" office:value="844210000">
                <text:p>844210000</text:p>
              </table:table-cell>
              <table:table-cell office:value-type="float" office:value="844159000">
                <text:p>844159000</text:p>
              </table:table-cell>
              <table:table-cell office:value-type="float" office:value="844200000">
                <text:p>844200000</text:p>
              </table:table-cell>
              <table:table-cell office:value-type="float" office:value="844144000">
                <text:p>844144000</text:p>
              </table:table-cell>
              <table:table-cell office:value-type="float" office:value="844177000">
                <text:p>844177000</text:p>
              </table:table-cell>
              <table:table-cell office:value-type="float" office:value="844223000">
                <text:p>844223000</text:p>
              </table:table-cell>
              <table:table-cell office:value-type="float" office:value="844305000">
                <text:p>844305000</text:p>
              </table:table-cell>
              <table:table-cell office:value-type="float" office:value="844223000">
                <text:p>844223000</text:p>
              </table:table-cell>
              <table:table-cell office:value-type="float" office:value="844212000">
                <text:p>844212000</text:p>
              </table:table-cell>
              <table:table-cell office:value-type="float" office:value="844196000">
                <text:p>844196000</text:p>
              </table:table-cell>
              <table:table-cell office:value-type="float" office:value="844166000">
                <text:p>844166000</text:p>
              </table:table-cell>
              <table:table-cell office:value-type="float" office:value="844239000">
                <text:p>844239000</text:p>
              </table:table-cell>
              <table:table-cell office:value-type="float" office:value="844165000">
                <text:p>844165000</text:p>
              </table:table-cell>
              <table:table-cell office:value-type="float" office:value="844176000">
                <text:p>844176000</text:p>
              </table:table-cell>
              <table:table-cell office:value-type="float" office:value="844203000">
                <text:p>844203000</text:p>
              </table:table-cell>
              <table:table-cell office:value-type="float" office:value="844188000">
                <text:p>844188000</text:p>
              </table:table-cell>
              <table:table-cell office:value-type="float" office:value="844302000">
                <text:p>844302000</text:p>
              </table:table-cell>
              <table:table-cell office:value-type="float" office:value="844143000">
                <text:p>844143000</text:p>
              </table:table-cell>
              <table:table-cell office:value-type="float" office:value="844189000">
                <text:p>844189000</text:p>
              </table:table-cell>
              <table:table-cell office:value-type="float" office:value="844225000">
                <text:p>844225000</text:p>
              </table:table-cell>
              <table:table-cell office:value-type="float" office:value="844274000">
                <text:p>844274000</text:p>
              </table:table-cell>
              <table:table-cell office:value-type="float" office:value="844164000">
                <text:p>844164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  <table:table-cell office:value-type="float" office:value="845750000">
                <text:p>8457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